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2"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loext:graphic-properties draw:fill="solid" draw:fill-color="#eeeeee" draw:opacity="100%"/>
      <style:paragraph-properties fo:background-color="#eeeeee"/>
      <style:text-properties fo:language="ru" fo:country="RU"/>
    </style:style>
    <style:style style:name="P7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8" style:family="paragraph" style:parent-style-name="Text_20_body">
      <style:text-properties fo:language="en" fo:country="US"/>
    </style:style>
    <style:style style:name="P79" style:family="paragraph" style:parent-style-name="Text_20_body">
      <loext:graphic-properties draw:fill="solid" draw:fill-color="#eeeeee" draw:opacity="100%"/>
      <style:paragraph-properties fo:background-color="#eeeeee"/>
    </style:style>
    <style:style style:name="P80" style:family="paragraph" style:parent-style-name="First_20_line_20_indent">
      <loext:graphic-properties draw:fill="solid" draw:fill-color="#eeeeee" draw:opacity="100%"/>
      <style:paragraph-properties fo:background-color="#eeeeee"/>
      <style:text-properties fo:language="ru" fo:country="RU"/>
    </style:style>
    <style:style style:name="P8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2" style:family="paragraph" style:parent-style-name="Text_20_body">
      <style:paragraph-properties fo:margin-left="0in" fo:margin-right="0in" fo:text-align="justify" style:justify-single-word="false" fo:text-indent="0in" style:auto-text-indent="false"/>
    </style:style>
    <style:style style:name="P83" style:family="paragraph" style:parent-style-name="Text_20_body">
      <style:paragraph-properties fo:margin-left="0in" fo:margin-right="0in" fo:text-align="justify" style:justify-single-word="false" fo:text-indent="0in" style:auto-text-indent="false"/>
      <style:text-properties fo:color="#800000"/>
    </style:style>
    <style:style style:name="P8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5" style:family="paragraph" style:parent-style-name="Text_20_body">
      <style:paragraph-properties fo:margin-left="0in" fo:margin-right="0in" fo:text-align="center" style:justify-single-word="false" fo:text-indent="0in" style:auto-text-indent="false"/>
    </style:style>
    <style:style style:name="P8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4" style:family="paragraph" style:parent-style-name="Footnote">
      <style:paragraph-properties fo:margin-left="0in" fo:margin-right="0in" fo:text-indent="0in" style:auto-text-indent="false"/>
      <style:text-properties fo:language="en" fo:country="US"/>
    </style:style>
    <style:style style:name="P95" style:family="paragraph" style:parent-style-name="Footnote">
      <style:text-properties fo:language="en" fo:country="US"/>
    </style:style>
    <style:style style:name="P96" style:family="paragraph" style:parent-style-name="Footnote">
      <style:text-properties fo:language="ru" fo:country="RU"/>
    </style:style>
    <style:style style:name="P97" style:family="paragraph" style:parent-style-name="Footnote">
      <style:text-properties fo:color="#800000" fo:language="ru" fo:country="RU"/>
    </style:style>
    <style:style style:name="P98" style:family="paragraph" style:parent-style-name="Footnot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1">
      <style:paragraph-properties fo:text-align="justify" style:justify-single-word="false"/>
      <style:text-properties fo:language="ru" fo:country="RU"/>
    </style:style>
    <style:style style:name="P108" style:family="paragraph" style:parent-style-name="Text_20_body" style:list-style-name="L2">
      <style:paragraph-properties fo:text-align="justify" style:justify-single-word="false"/>
      <style:text-properties fo:language="ru" fo:country="RU"/>
    </style:style>
    <style:style style:name="P109" style:family="paragraph" style:parent-style-name="Text_20_body" style:list-style-name="L3">
      <style:text-properties fo:language="ru" fo:country="RU"/>
    </style:style>
    <style:style style:name="P11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4017c" style:font-style-asian="normal" style:font-style-complex="normal"/>
    </style:style>
    <style:style style:name="P11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11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8" style:family="paragraph" style:parent-style-name="Heading_20_2">
      <style:text-properties fo:language="en" fo:country="US"/>
    </style:style>
    <style:style style:name="P119" style:family="paragraph" style:parent-style-name="Heading_20_2">
      <style:text-properties fo:language="ru" fo:country="RU"/>
    </style:style>
    <style:style style:name="P120" style:family="paragraph" style:parent-style-name="Heading_20_2">
      <loext:graphic-properties draw:fill="solid" draw:fill-color="#eeeeee" draw:opacity="100%"/>
      <style:paragraph-properties fo:background-color="#eeeeee"/>
      <style:text-properties fo:language="ru" fo:country="RU"/>
    </style:style>
    <style:style style:name="P121" style:family="paragraph" style:parent-style-name="Heading_20_2">
      <loext:graphic-properties draw:fill="solid" draw:fill-color="#eeeeee" draw:opacity="100%"/>
      <style:paragraph-properties fo:background-color="#eeeeee"/>
    </style:style>
    <style:style style:name="P122"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3" style:family="paragraph" style:parent-style-name="Heading_20_1">
      <loext:graphic-properties draw:fill="solid" draw:fill-color="#eeeeee" draw:opacity="100%"/>
      <style:paragraph-properties fo:background-color="#eeeeee"/>
    </style:style>
    <style:style style:name="P124" style:family="paragraph" style:parent-style-name="Heading_20_1">
      <style:paragraph-properties fo:margin-left="0in" fo:margin-right="0in" fo:text-align="center" style:justify-single-word="false" fo:text-indent="0.1965in" style:auto-text-indent="false"/>
    </style:style>
    <style:style style:name="P12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loext:char-shading-value="0" style:font-style-asian="normal" style:font-style-complex="normal"/>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loext:char-shading-value="0" style:font-style-asian="normal" style:font-style-complex="normal"/>
    </style:style>
    <style:style style:name="T39" style:family="text">
      <style:text-properties officeooo:rsid="00031088"/>
    </style:style>
    <style:style style:name="T40" style:family="text">
      <style:text-properties officeooo:rsid="0003fdb2"/>
    </style:style>
    <style:style style:name="T41" style:family="text">
      <style:text-properties officeooo:rsid="000401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060922650810041382" text:style-name="L1">
        <text:list-item>
          <text:p text:style-name="P106">добавить детектив <text:span text:style-name="T1">(реализовано)</text:span>+ магические уроки/трактаты Старсвирла (реализовано)</text:p>
        </text:list-item>
        <text:list-item>
          <text:p text:style-name="P107">Терра несколько раз пытается убить Макса (один раз — в аквапарке). Несколько раз Макса спасает Селестия (даёт приказы Нексусу)</text:p>
        </text:list-item>
        <text:list-item>
          <text:p text:style-name="P107">Книги:</text:p>
        </text:list-item>
      </text:list>
      <text:list xml:id="list1201826772247271515" text:style-name="L2">
        <text:list-item>
          <text:p text:style-name="P108">«Великие грифоны прошлого» - из канона (5<text:span text:style-name="T5">s8e)</text:span></text:p>
        </text:list-item>
        <text:list-item>
          <text:p text:style-name="P108">«Высшие заклинания в повседневном использовании: от песчинки до дворца»</text:p>
        </text:list-item>
        <text:list-item>
          <text:p text:style-name="P108">«Малоизвестные аспекты магии трансформаций»</text:p>
        </text:list-item>
        <text:list-item>
          <text:p text:style-name="P10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8">Дасти Вейфарер «Зебрианская культура, быт и фольклор»</text:p>
        </text:list-item>
        <text:list-item>
          <text:p text:style-name="P108">«Краткая история Эквестрии»</text:p>
        </text:list-item>
        <text:list-item>
          <text:p text:style-name="P108">«Шедевры архитектуры Эквестрии» с разделом о Кантерлотском Королевском Дворце</text:p>
        </text:list-item>
        <text:list-item>
          <text:p text:style-name="P108">«Великие дела и великие чары». Страница 893: …</text:p>
        </text:list-item>
        <text:list-item>
          <text:p text:style-name="P108">«Природа Проклятий» - обмен</text:p>
        </text:list-item>
        <text:list-item>
          <text:p text:style-name="P108">«Магия для Чайников» - обмен</text:p>
        </text:list-item>
        <text:list-item>
          <text:p text:style-name="P108">«Энциклопедия Арканум» - обмен</text:p>
        </text:list-item>
        <text:list-item>
          <text:p text:style-name="P108">«О Гейсах» - обмен</text:p>
        </text:list-item>
        <text:list-item>
          <text:p text:style-name="P108">«Тайны Тайных Наук» - обмен</text:p>
        </text:list-item>
        <text:list-item>
          <text:p text:style-name="P108">«Основы Заклятий» - обмен</text:p>
        </text:list-item>
        <text:list-item>
          <text:p text:style-name="P108"><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999008670050182582" text:style-name="L3">
        <text:list-item>
          <text:p text:style-name="P10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9">Селестия — переменчивая пони. В одно время не строгая, а в другое может быть такой, что страшно становится</text:p>
        </text:list-item>
        <text:list-item>
          <text:p text:style-name="P10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9">Около 820-ти лет назад будущий маг Лайтнинг Стар поступил на обучение к наставнику Тииспоту</text:p>
        </text:list-item>
        <text:list-item>
          <text:p text:style-name="P10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9">У Селестии грива и хвост развеваются и переливаются от магического шампуня</text:p>
        </text:list-item>
        <text:list-item>
          <text:p text:style-name="P109">Тело Селестии очень крепкое — может выдержать несколько тонн земли</text:p>
        </text:list-item>
        <text:list-item>
          <text:p text:style-name="P109">Дискорд намного старше принцесс, его магия сильнее ихней на голову</text:p>
        </text:list-item>
        <text:list-item>
          <text:p text:style-name="P109">Луна младше Селестии на 3 года. Сёстрам около 5000 лет. По другим данным, Селестии около 2500 лет.</text:p>
        </text:list-item>
        <text:list-item>
          <text:p text:style-name="P109">Принцессы начали войну с Дискордом в возрасте, когда им было около 700 лет — и продолжалась война почти сто лет</text:p>
        </text:list-item>
        <text:list-item>
          <text:p text:style-name="P109">Самый главный враг сестёр и Дискорда — скука</text:p>
        </text:list-item>
        <text:list-item>
          <text:p text:style-name="P109">В Эквестрии на одного жеребца приходится четыре - пять кобыл</text:p>
        </text:list-item>
        <text:list-item>
          <text:p text:style-name="P10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9">Селестия в первые полторы тысячи лет путешествовала — и заварила несколько войн (две — с Эквестрией, в одной была против Луны)</text:p>
        </text:list-item>
        <text:list-item>
          <text:p text:style-name="P109">Настоящий цвет гривы Селестии — клубнично-розовая. Радужный цвет гривы и хвоста поддерживается магией</text:p>
        </text:list-item>
        <text:list-item>
          <text:p text:style-name="P109">Кроме Дискорда, старше сестёр ещё старейшина драконов</text:p>
        </text:list-item>
        <text:list-item>
          <text:p text:style-name="P109">Кэйденс не прожила и 60-ти лет и является низкорожденной</text:p>
        </text:list-item>
        <text:list-item>
          <text:p text:style-name="P10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9">Народ тихо фигел от нововведений и с ещё большим ожесточением продолжал делать по-своему</text:p>
        </text:list-item>
        <text:list-item>
          <text:p text:style-name="P10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9">Когда пони женятся, они обмениваются ножными браслетами</text:p>
        </text:list-item>
        <text:list-item>
          <text:p text:style-name="P109">Светилами, кроме сестёр, могут управлять единороги (группы), Дискорд, Твайлайт и Старсвирл</text:p>
        </text:list-item>
        <text:list-item>
          <text:p text:style-name="P109">Королева Кризалис — правительница Зелёной Долины</text:p>
        </text:list-item>
        <text:list-item>
          <text:p text:style-name="P109">Мать Луны и Селестии — аликорн Лорен. Мать Дискорда — Алиса (пони-человек)</text:p>
        </text:list-item>
        <text:list-item>
          <text:p text:style-name="P10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2">Единорог. Холост, молод, мечтателен. Живёт в Кантерлоте. В свободное время рисует облака.</text:p>
      <text:h text:style-name="Heading_20_3" text:outline-level="3">Алекс</text:h>
      <text:p text:style-name="P82">Менеджер проектов, над одним из которых (Нексус) работает Макс.</text:p>
      <text:h text:style-name="Heading_20_3" text:outline-level="3">Ростик</text:h>
      <text:p text:style-name="P82">Лидер команды тестировщиков</text:p>
      <text:h text:style-name="Heading_20_3" text:outline-level="3">Стас</text:h>
      <text:p text:style-name="P82">Программист-новичок в команде Макса.</text:p>
      <text:h text:style-name="Heading_20_3" text:outline-level="3"><text:soft-page-break/>Рома</text:h>
      <text:p text:style-name="P82">Программист в команде UI-программистов</text:p>
      <text:h text:style-name="Heading_20_3" text:outline-level="3">Анджела</text:h>
      <text:p text:style-name="P82">Сисадмин. Флиртует с Максом.</text:p>
      <text:p text:style-name="P82"/>
      <text:h text:style-name="Heading_20_2" text:outline-level="2">Положения</text:h>
      <text:p text:style-name="P8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18" text:outline-level="2">1. Терра</text:h>
      <text:p text:style-name="P26">музыка - кондовая электронная, холодная и отчаянная (Electronics “Disappointed”)</text:p>
      <text:p text:style-name="P84">&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9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1"><text:span text:style-name="T5">&gt;\</text:span>Привет, Нексус. Это Макс.</text:p>
      <text:p text:style-name="P51"><text:span text:style-name="T5">&lt;\</text:span>Привет Макс. <text:span text:style-name="T1">Рад тебя видеть. Где ты отсутствовал три дня?</text:span></text:p>
      <text:p text:style-name="P5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1"><text:span text:style-name="T5">&gt;\</text:span>Как называется наш проект?</text:p>
      <text:p text:style-name="P51"><text:span text:style-name="T5">&lt;\</text:span>Дайсон.</text:p>
      <text:p text:style-name="P51"><text:span text:style-name="T5">&gt;\</text:span>Сколько тебе лет?</text:p>
      <text:p text:style-name="P51"><text:soft-page-break/><text:span text:style-name="T5">&lt;\</text:span>Два года с начала запуска кластера.</text:p>
      <text:p text:style-name="P51"><text:span text:style-name="T5">&gt;\</text:span>Какой сейчас год?</text:p>
      <text:p text:style-name="P51"><text:span text:style-name="T5">&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1"><text:span text:style-name="T5">&gt;\</text:span>Нексус, отключи память <text:span text:style-name="T1">заданий</text:span> за последнюю неделю.</text:p>
      <text:p text:style-name="P51"><text:span text:style-name="T5">&lt;\</text:span>Выполнено.</text:p>
      <text:p text:style-name="P5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1"><text:span text:style-name="T5">&gt;</text:span>\Нексус, почему ты используешь жёсткие настройки <text:span text:style-name="T1">для решения задачи</text:span>?</text:p>
      <text:p text:style-name="P51"><text:span text:style-name="T5">&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7">Ага, уже теплее.</text:p>
      <text:p text:style-name="P37"/>
      <text:p text:style-name="P51"><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58">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5">***</text:p>
      <text:p text:style-name="P85"/>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5">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2"><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5">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4">Музыка быстрая, тревожная, надорваная и печальная (Pet Shop Boys “So Hard” ?)</text:p>
      <text:p text:style-name="P28"/>
      <text:p text:style-name="P8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28"/>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text:soft-page-break/>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6">Спи, сестра моя родная,<text:line-break/>Спи. Усни.<text:line-break/>Крыльями тебя укрою,<text:line-break/>Спи. Усни.</text:p><text:p text:style-name="P96"><text:tab/>В чаще тёмной волки воют,<text:line-break/>Спи. Усни.</text:p><text:p text:style-name="P96"><text:tab/>В мрачном замке духи ноют,<text:line-break/>Спи. Усни.</text:p><text:p text:style-name="P96"><text:tab/>Сказки вечность нам читает,<text:line-break/>Спи. Усни.<text:line-break/>День осенний угасает,<text:line-break/>Спи. Усни.<text:line-break/>Помни только в сне глубоком,</text:p><text:p text:style-name="P9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1">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5">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4911781083630203409" text:style-name="L4">
        <text:list-item>
          <text:p text:style-name="P11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4"><text:s/>Сколько страниц сегодня нахреначили?</text:p><text:p text:style-name="P95">– <text:span text:style-name="T1">Восемь, о учитель!</text:span></text:p><text:p text:style-name="P95">–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3"><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text:soft-page-break/>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5">4. </text:span>Библиотека</text:h>
      <text:p text:style-name="P17">&lt;<text:span text:style-name="T3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text:soft-page-break/>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5">Селестия нахмурилась и приняла грозный вид.</text:p>
      <text:p text:style-name="P45"><text:span text:style-name="T5">– </text:span>Не забывай, человек, я — могущественный маг и правитель Эквестрии. Ко мне нужно относиться с должным уважением!</text:p>
      <text:p text:style-name="P45"><text:span text:style-name="T5">– </text:span>А то что? Превратишь в жабу? Сошлёшь на Луну? Убьёшь нахер?</text:p>
      <text:p text:style-name="P45">Аликорница сникла. Уши её опустились.</text:p>
      <text:p text:style-name="P45"><text:span text:style-name="T5">– </text:span>Макс, не надо... Ты же знаешь, я этого не сделаю.</text:p>
      <text:p text:style-name="P4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5"><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5">– </text:span>Вот, читай отсюда. <text:span text:style-name="T5">– а</text:span>ликорница подчеркнула абзац копытом.</text:p>
      <text:p text:style-name="P45"/>
      <text:p text:style-name="P47"><text:soft-page-break/>***</text:p>
      <text:p text:style-name="P47"/>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12">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1">–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text:soft-page-break/></text:p>
      <text:h text:style-name="P119"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text:soft-page-break/>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text:soft-page-break/>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7">***</text:p>
      <text:p text:style-name="P45">&lt;<text:span text:style-name="T34">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 Вроде да. Хотя, по-моему, дело уже не в муравьях.</text:p>
      <text:p text:style-name="P45">– По-моему, тоже. – рассмеялась аликорница. – Продолжай...</text:p>
      <text:p text:style-name="P45"/>
      <text:h text:style-name="P118" text:outline-level="2">6. Стыд</text:h>
      <text:p text:style-name="P45"/>
      <text:p text:style-name="P48">~~~ Завтра на семь в библиотеке ~~~</text:p>
      <text:p text:style-name="P48"/>
      <text:p text:style-name="P4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7">***</text:p>
      <text:p text:style-name="P45"/>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text:soft-page-break/>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text:soft-page-break/>–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35">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9"><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7">***</text:p>
      <text:p text:style-name="P45"/>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5">—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text:span text:style-name="T5">40-6</text:span></text:h>
      <text:p text:style-name="P56">Mark Knopfler — Hill Farmers Blues — или на следующую главу (прощание)</text:p>
      <text:p text:style-name="P45"/>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48"><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5">— </text:span>и ты увидишь, как мир <text:soft-page-break/>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8">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5">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text:span><text:soft-page-break/><text:span text:style-name="T27">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5">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oft-page-break/><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8">Мне печалиться не стоит</text:p><text:p text:style-name="P98">Жизнь прекрасна и ярка</text:p><text:p text:style-name="P98">Телом молода, душою —</text:p><text:p text:style-name="P98">Как дракон морской мудра</text:p><text:p text:style-name="P98"/><text:p text:style-name="P98">Я видала взлёт империй,</text:p><text:p text:style-name="P98">Я жила среди легенд,</text:p><text:p text:style-name="P98">Древней магии мистерий</text:p><text:p text:style-name="P98">Я прилежнейший студент</text:p><text:p text:style-name="P98"/><text:p text:style-name="P98">Обожаема народом,</text:p><text:p text:style-name="P98">Уважаема врагом,</text:p><text:p text:style-name="P98">Но друзей моих немного,</text:p><text:p text:style-name="P98">Но жжёт душу холодом</text:p><text:p text:style-name="P98"/><text:p text:style-name="P98">Одинока и печальна,</text:p><text:p text:style-name="P98">Недоступна и строга,</text:p><text:p text:style-name="P98">Потеряла изначальный</text:p><text:p text:style-name="P98">Смысл жизни навсегда</text:p><text:p text:style-name="P98"/><text:p text:style-name="P98">Жизнь моя теперь публична,</text:p><text:p text:style-name="P98">Жизнь моя теперь для всех,</text:p><text:p text:style-name="P98">В этом — горе, в этом — счастье,</text:p><text:p text:style-name="P9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text:soft-page-break/>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text:soft-page-break/>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5">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5">–</text:span> А водку у вас принято пить?</text:p>
      <text:p text:style-name="P3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5"><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5">– Это ты называешь “дружбой”? – с </text:span>улыбкой хмыкнул<text:span text:style-name="T5"> я. – </text:span>Мне нравится твоё чувство юмора.</text:p>
      <text:p text:style-name="P45">Аликорница нахмурилась.</text:p>
      <text:p text:style-name="P45"><text:span text:style-name="T5">–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5">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text:soft-page-break/>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41">–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7">***</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7">– </text:span><text:span text:style-name="T29">А из Пинто Крика уже месяц нет новостей...</text:span></text:p>
      <text:p text:style-name="P5"><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3">...“<text:span text:style-name="T1">Что я могу сделать, чтобы вернуть всё назад?</text:span>”</text:p>
      <text:p text:style-name="P13"><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text:span><text:soft-page-break/><text:span text:style-name="T23">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29">– </text:span><text:span text:style-name="T23">Что бы это значило, Флер?</text:span></text:p>
      <text:p text:style-name="P13"><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5">…</text:p>
      <text:p text:style-name="P5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0">– Куда проваливаться?</text:p>
      <text:p text:style-name="P50">– Они не знают. В тех провалах не видно дна...</text:p>
      <text:p text:style-name="P50">…</text:p>
      <text:p text:style-name="P5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0">– Леди и джентлькольты! Приём окончен! Её Высочество Принцесса Селестия будет рада видеть <text:s/>вас в следующую среду!</text:p>
      <text:p text:style-name="P5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40"><text:soft-page-break/>–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За пределами Кантерлота без документов у тебя могут возникнуть проблемы.</text:p>
      <text:p text:style-name="P41">– А в мешочке что?</text:p>
      <text:p text:style-name="P41">– Немного денег. <text:span text:style-name="T12">Пусть ты и зол на меня, </text:span>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42">***</text:p>
      <text:p text:style-name="P41"/>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text:span><text:soft-page-break/><text:span text:style-name="T25">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48">–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48">Так возникли аликорны.</text:p>
      <text:p text:style-name="P48">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48">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1">–<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3"><text:soft-page-break/></text:p>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text:soft-page-break/>–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блаженной улыбкой, ощущая, как ароматный нектар тает на языке. Потом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как гостю города, сделаю скидку, сахарок. Забирай за шестьдесят. Раньше меньше чем золотой не отдавала.</text:p>
      <text:p text:style-name="P41">&lt;<text:span text:style-name="T12">Макс расскажет о скидке Рэрити, чем немало её удивит: скидка огромная</text:span>&gt;</text:p>
      <text:p text:style-name="P41">Расплачиваясь, я спросил:</text:p>
      <text:p text:style-name="P41"><text:soft-page-break/>–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41">– Знакомься, Рэрити, это Макс! Странник из дал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Золотому Дубу.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А теперь, будь так добр, расскажи мне последние вести из высшего света Кантерлота. Меня интересует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text:soft-page-break/>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41">– Я только выгляжу блондинкой и только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Серебряная тиара на воротнике куртки – Рэрити указала на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т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 да, Селестия плохо спит в последнее время. В последний раз, когда я её видел, её синякам под глазами мог бы позавидовать любой алкоголик. И глаза налились кровью, как у маньяка.</text:p>
      <text:p text:style-name="P41">– <text:s/>Оу, как интересно!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Радужная пегаска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112"><text:span text:style-name="T39">Даже не так. Мы остановились перед Деревом. Харизма этого многотысячелетнего реликта зашкаливала. </text:span>Судя по листьям характерной формы и лежащим под ногами жёлудям, это был дуб. Хотя толщиной ствола он дал бы фору большинству баобабов. <text:span text:style-name="T39">Относительно небольшая высота дерева с лихвой компенсировалась широкой и плотной кроной, образовывающей вблизи ствола уютную полутень. </text:span>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веток угрожающе жужжа свисал пчелиный улей. У дуба была врыта в землю табличка с изображением <text:span text:style-name="T41">раскрытой </text:span>книги. В низу таблички корявыми буквами было нацарапано: “СПК + РРТ = ЛЮ...”</text:p>
      <text:p text:style-name="P41">– Мы пришли.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 </text:p>
      <text:p text:style-name="P41">&lt;<text:span text:style-name="T12">Дуб – ровесник Селестии</text:span>&gt;</text:p>
      <text:p text:style-name="P41"/>
      <text:p text:style-name="P113">***</text:p>
      <text:p text:style-name="P41"/>
      <text:p text:style-name="P41">– Э-э-э… Добрый день?</text:p>
      <text:p text:style-name="P41"><text:soft-page-break/>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день, человек Макс.</text:p>
      <text:p text:style-name="P41">Йопт!</text:p>
      <text:p text:style-name="P41">– Извиняюсь за нескромность, а откуда тебе про меня известно?</text:p>
      <text:p text:style-name="P4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P13"><text:span text:style-name="T29">&lt;</text:span><text:span text:style-name="T17">Макс помогает починить Эпплджек повозку.</text:span><text:span text:style-name="T29">&gt;</text:span></text:p>
      <text:p text:style-name="Text_20_body"/>
      <text:p text:style-name="Text_20_body">&lt;Ты что! Нельзя любить фаэри! Она похитит твоё сердце и ты будешь искать её до смерти — Пинки&gt;</text:p>
      <text:p text:style-name="P78">&lt;<text:span text:style-name="T1">В разговоре с Луной после исчезновения Селестии Макс узнаёт, что она холодна к сексу</text:span>&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text:soft-page-break/>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oft-page-break/><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oft-page-break/><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2"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43">&lt;<text:span text:style-name="T1">О рейде пони-рейнджеров Максу рассказывает Луна во время его возвращения в Кантерлот после </text:span><text:soft-page-break/><text:span text:style-name="T1">исчезновения Селестии.</text:span>&gt;</text:p>
      <text:p text:style-name="P41"/>
      <text:p text:style-name="P46">&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6"/>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4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1"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text:soft-page-break/>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text:span><text:soft-page-break/><text:span text:style-name="T11">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text:soft-page-break/>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1" text:outline-level="2"><text:soft-page-break/>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oft-page-break/><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oft-page-break/><text:span text:style-name="T12">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text:soft-page-break/>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3"/>
      <text:p text:style-name="P46">Она вытянула шею и начала по очереди сгибать-разгибать ноги, разминая суставы.</text:p>
      <text:p text:style-name="P4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1" text:outline-level="2">В библиотеке замка Селестии</text:h>
      <text:p text:style-name="P79"/>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text:p>
      <text:h text:style-name="P121" text:outline-level="2">Понивилль</text:h>
      <text:p text:style-name="P2"/>
      <text:h text:style-name="P12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2"/>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1"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text:soft-page-break/>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1" text:outline-level="2">Сон Макса</text:h>
      <text:p text:style-name="P79"/>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oft-page-break/><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oft-page-break/><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2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oft-page-break/><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text:soft-page-break/>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text:soft-page-break/>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oft-page-break/><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oft-page-break/><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oft-page-break/><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oft-page-break/><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1">Пинки дёрнулась на месте, но промолчала.</text:p>
      <text:p text:style-name="P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31"><text:soft-page-break/>...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2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text:soft-page-break/>“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21"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text:soft-page-break/>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21"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oft-page-break/><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text:soft-page-break/>соседями.</text:p>
      <text:p text:style-name="P2"/>
      <text:h text:style-name="P121" text:outline-level="2">Поиск решения</text:h>
      <text:p text:style-name="P79"/>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text:soft-page-break/></text:p>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2"/>
      <text:h text:style-name="P12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oft-page-break/><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text:soft-page-break/>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1">Базовое положение: Селестия физически находится на компе Влада в соседнем с максовым доме, в <text:soft-page-break/>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1"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1" text:outline-level="2">След?</text:h>
      <text:p text:style-name="P79"/>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text:soft-page-break/>–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text:soft-page-break/>–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text:soft-page-break/>–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1"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oft-page-break/><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1422518324182379934" text:style-name="L5">
        <text:list-header>
          <text:p text:style-name="P11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173129983892343" text:continue-numbering="true" text:style-name="L5">
        <text:list-header>
          <text:p text:style-name="P114">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3129101338826" text:continue-numbering="true" text:style-name="L5">
        <text:list-header>
          <text:p text:style-name="P114">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oft-page-break/><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3128974480179" text:continue-numbering="true" text:style-name="L5">
        <text:list-header>
          <text:p text:style-name="P114">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20" text:outline-level="2">Почти.</text:h>
      <text:p text:style-name="P76"/>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20" text:outline-level="2">Дискорд</text:h>
      <text:p text:style-name="P79"/>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oft-page-break/><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4729604965996273224" text:style-name="L6">
        <text:list-header>
          <text:p text:style-name="P11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9"><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9"><text:span text:style-name="T5">– </text:span>Макс, тут окно разбито! И верёвка какая-то висит. – крикнула Флаттершай из кухни.</text:p>
      <text:p text:style-name="P99"><text:span text:style-name="T5">– </text:span>Оставь, Флатти, не сейчас! – отмахнулся я.</text:p>
      <text:p text:style-name="P105">Лампочка питания на ноутбуке горела, <text:s/>но подключенный монитор оставался тёмным. Я постучал по пробелу, но безрезультатно.</text:p>
      <text:p text:style-name="P9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9"><text:span text:style-name="T5">– </text:span>Монитор выключен. – <text:s/>раздалось из угла. Кресло с высокой спинкой повернулось, открыв нашим взорам Дискорда. </text:p>
      <text:p text:style-name="P9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9">Он приподнял панамку, дурашливо здороваясь.</text:p>
      <text:p text:style-name="P99"><text:span text:style-name="T5">– </text:span>Оп-па! – пробормотала Эпплджек. – Нежданчик!</text:p>
      <text:p text:style-name="P99"><text:span text:style-name="T5">– </text:span>Ты, я вижу, времени не терял, – моя рука под прикрытием стола медленно тянулась к тяжёлой фарфоровой кружке, стоящей на краю.</text:p>
      <text:p text:style-name="P80"><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0"><text:span text:style-name="T5">– </text:span>А почему ты вообще решил искать нас тут? – спросила Эпплджек. – Приехал бы домой. Мы б тебя чаем напоили.</text:p>
      <text:p text:style-name="P80"><text:span text:style-name="T5">– </text:span>Видишь ли, дорогая Эй-Джей, я с самого начала знал, где находится наша уважаемая принцесса, а времени в обрез, так что...</text:p>
      <text:p text:style-name="P86">В проёме дверей появилась Флаттершай.</text:p>
      <text:p text:style-name="P80"><text:span text:style-name="T5">– </text:span>С кем это вы тут разговариваете?</text:p>
      <text:list xml:id="list5512472727268349771" text:style-name="L7">
        <text:list-header>
          <text:p text:style-name="P12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6">Оглушённый Дискорд попытался было отъехать на кресле в сторону, но я припёр его стулом к стенке.</text:p>
      <text:p text:style-name="P80">– Жанна, Флатти, хватайте ноут и на выход! Я с ним разберусь! Не теряйте вре...!</text:p>
      <text:p text:style-name="P80">– ТЫ ИДИО...!!!</text:p>
      <text:p text:style-name="P80">Дискорд <text:s/>зорал одновременно со мной, прикрываясь от меня руками, когда раздался оглушительный</text:p>
      <text:p text:style-name="P80">...</text:p>
      <text:p text:style-name="P81">БАХ!!!</text:p>
      <text:p text:style-name="P80">…</text:p>
      <text:p text:style-name="P80">Эпплджек с <text:s/>нервным всхлипом опустила толстенный том «Энтерпрайз-паттернов» , издание девятое, дополненное.</text:p>
      <text:p text:style-name="P99">На лице Дискорда появилось удивлённо-мечтательное выражение и он вырубился.</text:p>
      <text:p text:style-name="P99"/>
      <text:h text:style-name="P121" text:outline-level="2"><text:soft-page-break/>Селестия</text:h>
      <text:p text:style-name="P99"/>
      <text:p text:style-name="P7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9">Включенный монитор показал схематическое изображение Селестиии, </text:p>
      <text:p text:style-name="P100">&gt;\<text:span text:style-name="T1">Привет, Селестия. Это Макс. Как себя чувствуешь?</text:span></text:p>
      <text:p text:style-name="P100">&lt;\<text:span text:style-name="T1">Макс? МАКС??? МА-А-А-АКС!!! НАКОНЕЦ-ТО! КАК Я РАДА ТЕБЯ СЛЫШАТЬ! </text:span></text:p>
      <text:p text:style-name="P100">&gt;\<text:span text:style-name="T1">Я рад, что нашёл тебя, Тия.</text:span></text:p>
      <text:p text:style-name="P10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0">&gt;\<text:span text:style-name="T1">Тия, я сейчас подключу микрофон и колонки, и мы сможем общаться более удобно.</text:span></text:p>
      <text:p text:style-name="P99">…</text:p>
      <text:p text:style-name="P99">– Привет опять. Как ты меня слышишь?</text:p>
      <text:p text:style-name="P9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0">– <text:span text:style-name="T1">Могу себе представить. Как-то раз я провёл три часа камере сенсорной депривации. Мне не понравилось.</text:span></text:p>
      <text:p text:style-name="P99">– Эммм... Ваше Высочество, вы в порядке? Мы так рады, что наконец-то нашли Вас! – вклинилась в разговор Эпплджек.</text:p>
      <text:p text:style-name="P99">– Кто тут? Макс, кто ещё с тобой?</text:p>
      <text:p text:style-name="P100"><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0">– <text:span text:style-name="T1">Девочки? Я рада вас слышать. А Твайлайт нет рядом?</text:span></text:p>
      <text:p text:style-name="P9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9">При этих словах Дискорд замычал и задёргался. Эпплджек нахмурилась и проверила верёвки, привязывающие его к спинке стула.</text:p>
      <text:p text:style-name="P9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9">– Ноутбук — так называется место, где я нахожусь сейчас? А кто это мычит?</text:p>
      <text:p text:style-name="P9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9">– О, духи предков, но зачем??? Почему у него кляп во рту?</text:p>
      <text:p text:style-name="P99">– Мы связали его. Он нас предал. И тебя. И Эквестрию. Всех.</text:p>
      <text:p text:style-name="P99">При этих словах Эпплджек и Флаттершай непонимающе уставились на меня, а Дискорд протестующе замычал.</text:p>
      <text:p text:style-name="P99">Я начал рассказывать о своих догадках, и непонимающее выражение на лицах девушек сменилось удивлением.</text:p>
      <text:p text:style-name="P9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9"><text:soft-page-break/>– А зачем тогда ты приложила его книгой? – непонимающе уставился я на неё.</text:p>
      <text:p text:style-name="P99">– Потому что ты напал на него. Я и подумала — тебе виднее. И подсобила.</text:p>
      <text:p text:style-name="P99">Флаттершай отрицающе мотнула головой.</text:p>
      <text:p text:style-name="P99">– Не может Дискорд быть предателем. Он мой друг.</text:p>
      <text:p text:style-name="P99">Дискорд благодарственно замычал и закивал головой.</text:p>
      <text:p text:style-name="P9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9">Дискорд завёл глаза на лоб и обречённо завыл.</text:p>
      <text:p text:style-name="P99">– Макс, постой. Дай мне поговорить с ним. – сказала Селестия. – Не могу поверить, что Дискорд на такое пошёл.</text:p>
      <text:p text:style-name="P99">– Ну хорошо. Поговори. Послушаем, что он скажет.</text:p>
      <text:p text:style-name="P99">Я красноречиво покачал кулак перед его носом и вытащил кляп.</text:p>
      <text:p text:style-name="P99">...</text:p>
      <text:p text:style-name="P87">–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7">– Это я-то устраиваю цирк?!! ДА ТЫ НА СЕБЯ ПОСМОТРИ, КЛОУН!!! На людей кидаешься, чашками бросаешься, вон, мне нос разбил! Дерёшься...</text:p>
      <text:p text:style-name="P87">Я угрожающе поднёс тряпку к лицу Дискорда.</text:p>
      <text:p text:style-name="P87">– Ещё одно слово в таком тоне, и ты заткнёшься, а мы уйдём в Эквестрию без тебя!</text:p>
      <text:p text:style-name="P8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7">Дискорд демонстративно закрыл рот и посвистывая уставился в потолок.</text:p>
      <text:p text:style-name="P87">Разговор зашёл в тупик.</text:p>
      <text:p text:style-name="P90"/>
      <text:p text:style-name="P91">На мониторе высветился текст:</text:p>
      <text:p text:style-name="P9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1"/>
      <text:p text:style-name="P91">Из колонок послышался лёгкий шорох.</text:p>
      <text:p text:style-name="P87">– Дик, сейчас не время для ссор. – голос Селестии был мягким, но настойчивым. – Мы в одной лодке.</text:p>
      <text:p text:style-name="P87">– Тебе легко говорить! Тебе не разбивали нос и не оскорбляли угрозами!</text:p>
      <text:p text:style-name="P87">– Ты должен понимать, что у Макса были все основания так себя вести. Твоё поведение вызвало подозрения у него, ведь он мало тебя знает. </text:p>
      <text:p text:style-name="P87">К уговорам Селестии присоединилась Флаттершай.</text:p>
      <text:p text:style-name="P87">– Дискорд, миленький, прости его. Макс хороший. Он просто не знал, что ты тоже хороший...</text:p>
      <text:p text:style-name="P87">У Дискорда покраснели уши и он засмущался и заворчал.</text:p>
      <text:p text:style-name="P87">–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87">Я пропустил «дятла» мимо ушей.</text:p>
      <text:p text:style-name="P9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8">***</text:p>
      <text:p text:style-name="P8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7">Потому разбрасываться такой возможностью не стоит. Если уж тебе повезло оказаться в новом мире — исследуй его сполна!..</text:p>
      <text:p text:style-name="P88">***</text:p>
      <text:p text:style-name="P93">&lt;<text:span text:style-name="T13">сюда можно вставить похождения Дискорда — вторая неопубликованная глава. Первая — секс с Селестией</text:span>&gt;</text:p>
      <text:p text:style-name="P88">***</text:p>
      <text:p text:style-name="P91">– Развяжите мне, наконец, руки! Или хотя бы одну. Плечами жестикулировать неудобно.... </text:p>
      <text:p text:style-name="P91">Я развязал Дискорду левую руку.</text:p>
      <text:p text:style-name="P9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1">Дискорд принялся разминать затёкшее запястье.</text:p>
      <text:p text:style-name="P9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1">– Какое письмо, Корди? – вскинулась до этого зачарованно слушавшая Дискорда Флаттершай.</text:p>
      <text:p text:style-name="P91">– Ну ваше же! Вы с Эпплджек написали мне о своих мытарствах тут. Вежливо так написали, спасибо...</text:p>
      <text:p text:style-name="P91">Флаттершай покрылась пунцовыми пятнами.</text:p>
      <text:p text:style-name="P91">– Я... Мы... – тут она совсем стушевалась.</text:p>
      <text:p text:style-name="P91">– Так а почему ты сказал, что никто не уйдёт в Эквестрию? – наконец перебила Дискорда скучавшая до этого Эпплджек.</text:p>
      <text:p text:style-name="P91">Дискорд уставился на неё долгим взглядом, а потом хлопнул себя по лбу.</text:p>
      <text:p text:style-name="P91">–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1">– И что? – продолжила его мысль Эпплджек.</text:p>
      <text:p text:style-name="P91">–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1">– И?!! – до меня уже дошло, но Эпплджек продолжала тупить.</text:p>
      <text:p text:style-name="P91">– Короче, времени у нас осталось что-то около пятнадцати минут. Или около того. – заявил Дискорд, поднеся к глазам запястье с массивными часами.</text:p>
      <text:p text:style-name="P91">– СКОЛЬКО??? – воскликнули хором я и девушки.</text:p>
      <text:p text:style-name="P91">Дискорд открыл было рот, но его слова заглушил звонок в дверь.</text:p>
      <text:p text:style-name="P91">– ОТКРОЙТЕ, ПОЛИЦИЯ! Вам даётся полминуты, чтобы открыть дверь. Через тридцать секунд дверь будет выбита!</text:p>
      <text:p text:style-name="P9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1">Блядь!</text:p>
      <text:p text:style-name="P91">– На крышу, живо!!! Через окно на кухне! – зашипел Дискорд, отчаянно дёргая узлы свободной рукой.</text:p>
      <text:p text:style-name="P91">Эпплджек, одной рукой сгребя в охапку ноутбук, второй увлекая Флаттершай, кинулась на кухню.</text:p>
      <text:p text:style-name="P91">– А толку? Куда мы с крыши денемся? – спросил я растерянно. Дискорд только раздражённо зарычал в ответ.</text:p>
      <text:p text:style-name="P87">Дверь содрогнулась от мощного удара. Послышался стук падающей штукатурки. Я сломя голову кинулся на кухню.</text:p>
      <text:p text:style-name="P87">– Развяжи меня, идиот!!! – гаркнул вдогонку Дискорд.</text:p>
      <text:p text:style-name="P8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7">– Давай на крышу! Я догоню! – рявкнул он, освобождая вторую руку.</text:p>
      <text:p text:style-name="P87">От второго удара дверная коробка крякнула и наполовину въехала в коридор. </text:p>
      <text:p text:style-name="P8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7">Верёвка в кухонном окне дёргалась от движений лезущих по ней Флатти и Эпплджек. Я словил её рукой и стал на подоконник.</text:p>
      <text:p text:style-name="P87">Чёрт!</text:p>
      <text:p text:style-name="P8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7">Но нет, триста тысяч чертей, раз девушки смогли – я тоже смогу!</text:p>
      <text:p text:style-name="P87"><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7">Я успел сократить расстояние до Эпплджек наполовину, когда девушки нашли решение.</text:p>
      <text:p text:style-name="P8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7">Я выдохнул.</text:p>
      <text:p text:style-name="P8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7">Чёрт! Чёрт! Чёрт! Чёрт!</text:p>
      <text:p text:style-name="P87">Бля!!!...</text:p>
      <text:p text:style-name="P87">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7"/>
      <text:h text:style-name="P121" text:outline-level="2">Назад, в Эквестрию</text:h>
      <text:p text:style-name="P87"/>
      <text:p text:style-name="P87">Долго паниковать не пришлось. </text:p>
      <text:p text:style-name="P87">Я почувствовал сильный рывок за шиворот и захват поперёк груди. </text:p>
      <text:p text:style-name="P87">– ОТПУСТИ ДЕВЧОНКУ!!! – загрохотало мне в ухо. Я открыл глаза.</text:p>
      <text:p text:style-name="P8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7">Я чуть поднял глаза и уставился в чешуйчатую морду дракона.</text:p>
      <text:p text:style-name="P87"><text:soft-page-break/>– Отпусти Эпплджек. Я её держу. – повторил Дискорд. – Мне сбалансироваться надо. Вы не такие уж и лёгкие.</text:p>
      <text:p text:style-name="P8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7">Наконец это ему удалось, и дальнейший подъём на крышу происходил в молчании.</text:p>
      <text:p text:style-name="P8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7">Флаттершай оторвала заплаканное лицо от моей ветровки.</text:p>
      <text:p text:style-name="P87">– Да-да, ты прав, Корди. Я готова.</text:p>
      <text:p text:style-name="P87">На длинной шее Дискорда разместились Эпплджек и Флаттершай. Я, для сохранения баланса, разместился позади крыльев.</text:p>
      <text:p text:style-name="P87">Дискорд расправил крылья и начал короткую пробежку к краю.</text:p>
      <text:p text:style-name="P9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7">И мы полетели навстречу закату.</text:p>
      <text:p text:style-name="P8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7">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7">– Пристегните ремни! – проревел Дискорд, резко ускоряясь. – Будет весело!!!</text:p>
      <text:p text:style-name="P8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7">– ЙУУУУУУУХХХУУУУУ!!! – заорал Дискорд, сложил крылья и врезался в шар.</text:p>
      <text:p text:style-name="P92">&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3"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1">– Хорошо. Уболтал. Кьютимарки беру на себя. Так и знал, что мне самое трудное достанется!</text:p>
      <text:p text:style-name="P10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1"/>
      <text:p text:style-name="P103">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4"><text:soft-page-break/></text:p>
      <text:p text:style-name="P10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3"/>
      <text:p text:style-name="P101">Я опять задумался. В голове было пусто. Хотя, если подумать с точки зрения программиста, можно... Наверное можно, раз все предыдущее прокатило...</text:p>
      <text:p text:style-name="P102">–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2">– Не понял? Это как? Как ты совместишь разрушенную магическими войнами Эквестрию с романтически-сексуальным раем для попаданцев?</text:p>
      <text:p text:style-name="P10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2">Анакорн долго мусолил карандаш, а потом вдруг заржал.</text:p>
      <text:p text:style-name="P10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2">Анакорн примирительно похлопал меня по плечу.</text:p>
      <text:p text:style-name="P10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2">Я подозрительно посмотрел на Анакорна.</text:p>
      <text:p text:style-name="P102"><text:span text:style-name="T5">– </text:span>Какой ещё, нафиг, «мой фанфик»? Я никакого фанфика не писал. И не собираюсь, вообще-то.</text:p>
      <text:p text:style-name="P102">Анакорн ехидно ухмыльнулся и откинулся в кресле, переплетя пальцы за затылком.</text:p>
      <text:p text:style-name="P10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1"><text:span text:style-name="T5">– </text:span>Факн щит<text:note text:id="ftn13" text:note-class="footnote"><text:note-citation>13</text:note-citation><text:note-body><text:p text:style-name="P95">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01">Анакорн развёл руками.</text:p>
      <text:p text:style-name="P10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1">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text:soft-page-break/>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text:span text:style-name="T5">&lt;</text:span><text:span text:style-name="T12">я могла бы поведать тебе неисчислимые тайны магии, открыть многие законы мироздания... Но тебе был интересен только секс. Мне пришлось дать его тебе</text:span><text:span text:style-name="T5">&gt;</text:span>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7">Селестия кивнула, соглашаясь, и образ её начал меркнуть.</text:p>
      <text:p text:style-name="P92">– <text:span text:style-name="T1">Окей. Будь счастлив и... спасибо тебе за всё, Макс.</text:span></text:p>
      <text:p text:style-name="P87">…</text:p>
      <text:p text:style-name="P9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7">Он нахлобучил на себя невесть откуда взявшуюся двууголку.</text:p>
      <text:p text:style-name="P87">– Как вам это нравится, господа?! Дискорд — спаситель Эквестрии! А ведь звучит!!! Разрешите откланяться!..</text:p>
      <text:p text:style-name="P87"/>
      <text:list xml:id="list2821675363668992102" text:style-name="L8">
        <text:list-header>
          <text:p text:style-name="P116">(<text:span text:style-name="T19">Луна — как повелительница снов, слышала разговор Макса с Анакорном</text:span>)</text:p>
          <text:p text:style-name="P117"/>
        </text:list-header>
      </text:list>
      <text:p text:style-name="P88">***</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oft-page-break/><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21"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text:soft-page-break/>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7"/>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17T17:31:27.987169855</dc:date>
    <meta:editing-duration>P64DT52M32S</meta:editing-duration>
    <meta:editing-cycles>2973</meta:editing-cycles>
    <meta:generator>LibreOffice/5.0.2.2$Linux_X86_64 LibreOffice_project/00m0$Build-2</meta:generator>
    <meta:document-statistic meta:table-count="0" meta:image-count="0" meta:object-count="0" meta:page-count="137" meta:paragraph-count="2832" meta:word-count="63477" meta:character-count="421314" meta:non-whitespace-character-count="357593"/>
  </office:meta>
</office:document-meta>
</file>